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Two.setUserId( int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Two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555.test_when_JSONField_have_not_name_at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el.setUserId( int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Two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55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elTwo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